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font-weight="bold" style:font-weight-asian="bold" style:font-weight-complex="bold"/>
    </style:style>
    <style:style style:name="P5" style:family="paragraph" style:parent-style-name="List_20_Paragraph" style:list-style-name="WWNum1">
      <style:text-properties fo:font-weight="bold" style:font-weight-asian="bold"/>
    </style:style>
    <style:style style:name="P6" style:family="paragraph" style:parent-style-name="List_20_Paragraph" style:list-style-name="WWNum4">
      <style:text-properties fo:font-weight="bold" style:font-weight-asian="bold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1">
      <style:paragraph-properties fo:text-align="start" style:justify-single-word="false" fo:orphans="2" fo:widows="2" style:writing-mode="lr-tb"/>
    </style:style>
    <style:style style:name="P9" style:family="paragraph" style:parent-style-name="List_20_Paragraph" style:list-style-name="WWNum1">
      <style:paragraph-properties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font-variant="normal" fo:text-transform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3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3637097771464210871" text:style-name="WWNum1">
        <text:list-item>
          <text:p text:style-name="P4">Perché passare al digitale?</text:p>
        </text:list-item>
        <text:list-item>
          <text:p text:style-name="P4">Cosa succede con la digitalizzazione in azienda? (aspetti sociali, nuovi posti di lavoro, retribuzioni, ore lavorative)</text:p>
        </text:list-item>
        <text:list-item>
          <text:p text:style-name="P5">Panorama utopico</text:p>
        </text:list-item>
        <text:list-item>
          <text:p text:style-name="P3">Posti di lavoro creati dalla tecnologia o dall’intelletto?</text:p>
        </text:list-item>
        <text:list-item>
          <text:p text:style-name="P3">Sicurezza informatizzata in ambito aziendale (pregi e difetti)</text:p>
        </text:list-item>
        <text:list-item>
          <text:p text:style-name="P4">Prima e dopo la rivoluzione industriale (situazione sociale e tecnologica)</text:p>
        </text:list-item>
        <text:list-item>
          <text:p text:style-name="P3"><text:bookmark text:name="_GoBack"/>Posti di lavoro informatizzati che dipendono ancora da lavoratori o dalle macchine?</text:p>
        </text:list-item>
        <text:list-item>
          <text:p text:style-name="P4">Quali sono i posti minacciati dal progresso tecnologico?</text:p>
        </text:list-item>
        <text:list-item>
          <text:p text:style-name="P9">L'innovazione tecnologica è un'opportunità o un pericolo per il lavoro?</text:p>
        </text:list-item>
        <text:list-item>
          <text:p text:style-name="P8">Quale è la ricetta per fermare la continua perdita di posti di lavoro dovuta allo sviluppo di nuove tecnologie?</text:p>
        </text:list-item>
        <text:list-item>
          <text:p text:style-name="P8">Quali sono le categorie di lavoro più a rischio?</text:p>
        </text:list-item>
        <text:list-item>
          <text:p text:style-name="P8">Cosa possono fare gli stati per contrastare la sostituzione del uomo con la macchina?</text:p>
          <text:p text:style-name="P8"/>
        </text:list-item>
      </text:list>
      <text:p text:style-name="Standard"/>
      <text:p text:style-name="Standard">Scelte:</text:p>
      <text:p text:style-name="Standard"/>
      <text:list xml:id="list2166538806201950663" text:style-name="WWNum3">
        <text:list-item>
          <text:p text:style-name="P7">Yano:<text:span text:style-name="T2">Prima e dopo la rivoluzione industriale (situazione sociale e tecnologica)</text:span></text:p>
        </text:list-item>
        <text:list-item>
          <text:p text:style-name="P7">Gigi:<text:span text:style-name="T2">L'innovazione tecnologica è un'opportunità o un pericolo per il lavoro?</text:span></text:p>
        </text:list-item>
        <text:list-item>
          <text:p text:style-name="P7">Jova: <text:span text:style-name="T2">Panorama</text:span><text:span text:style-name="T1"> utopico</text:span></text:p>
        </text:list-item>
        <text:list-item>
          <text:p text:style-name="P7">Omi: <text:span text:style-name="T2">Cosa succede con la digitalizzazione in azienda? (aspetti sociali, nuovi posti di lavoro, retribuzioni, ore lavorative)</text:span></text:p>
        </text:list-item>
        <text:list-item>
          <text:p text:style-name="P7">Sgalla<text:span text:style-name="T2"> Perché passare al digitale?</text:span></text:p>
        </text:list-item>
        <text:list-item>
          <text:p text:style-name="P7">Argio <text:span text:style-name="T2">Quali sono i posti minacciati dal progresso tecnologico?</text:span></text:p>
        </text:list-item>
        <text:list-item>
          <text:p text:style-name="P7">Fabietto</text:p>
        </text:list-item>
      </text:list>
      <text:p text:style-name="Standard"/>
      <text:p text:style-name="Standard"/>
      <text:p text:style-name="P1">Una volta scelta la tematica, creare:</text:p>
      <text:list xml:id="list2142524516867898550" text:style-name="WWNum4">
        <text:list-item>
          <text:p text:style-name="P6">un file di testo .doc con la teoria e le argomentazioni (in modo discorsivo) del tema scelto 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arta</meta:initial-creator>
    <meta:editing-cycles>13</meta:editing-cycles>
    <meta:creation-date>2016-03-23T12:01:00</meta:creation-date>
    <dc:date>2016-03-23T21:09:00.37</dc:date>
    <meta:editing-duration>PT49M19S</meta:editing-duration>
    <meta:generator>OpenOffice.org/3.4$Win32 OpenOffice.org_project/340m1$Build-9590</meta:generator>
    <meta:document-statistic meta:table-count="0" meta:image-count="0" meta:object-count="0" meta:page-count="1" meta:paragraph-count="26" meta:word-count="294" meta:character-count="1836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